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6490" officeooo:paragraph-rsid="000764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cvxccvxx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1T17:34:28.121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1.5.2$Windows_X86_64 LibreOffice_project/85f04e9f809797b8199d13c421bd8a2b025d52b5</meta:generator>
  </office:meta>
</office:document-meta>
</file>